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196cm" fo:min-width="6.07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6cm"/>
    </style:style>
    <style:style style:name="gr5" style:family="graphic" style:parent-style-name="standard">
      <style:graphic-properties draw:textarea-horizontal-align="justify" draw:textarea-vertical-align="middle" draw:auto-grow-height="false" fo:min-height="2.436cm" fo:min-width="5.33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0.699cm"/>
    </style:style>
    <style:style style:name="gr8" style:family="graphic" style:parent-style-name="standard">
      <style:graphic-properties draw:textarea-horizontal-align="justify" draw:textarea-vertical-align="middle" draw:auto-grow-height="false" fo:min-height="3.076cm" fo:min-width="5.52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2.436cm" fo:min-width="6.816cm" fo:wrap-option="wrap"/>
    </style:style>
    <style:style style:name="gr10" style:family="graphic" style:parent-style-name="objectwithoutfill">
      <style:graphic-properties draw:stroke="dash" draw:stroke-dash="Ultrafine_20_2_20_Dots_20_3_20_Dashes"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xml:id="id1" draw:id="id1" draw:layer="layout" svg:width="1.488cm" svg:height="0.962cm" svg:x="2.1cm" svg:y="2.2cm">
          <draw:text-box>
            <text:p>col </text:p>
          </draw:text-box>
        </draw:frame>
        <draw:connector draw:style-name="gr2" draw:text-style-name="P1" draw:layer="layout" draw:type="line" svg:x1="3.588cm" svg:y1="2.681cm" svg:x2="4.6cm" svg:y2="2.706cm" draw:start-shape="id1" draw:start-glue-point="1" svg:d="M3588 2681l1012 25" svg:viewBox="0 0 1013 26">
          <text:p/>
        </draw:connector>
        <draw:custom-shape draw:style-name="gr3" draw:text-style-name="P1" draw:layer="layout" svg:width="7.1cm" svg:height="4.8cm" svg:x="12.9cm" svg:y="1cm">
          <text:p text:style-name="P1">Inicialment cal donar a l'array la dimensió màxima i marcar tots els seus elments com a buits amb la marca especial</text:p>
          <draw:enhanced-geometry svg:viewBox="0 0 21600 21600" draw:text-areas="800 800 20800 20800" draw:type="round-rectangular-callout" draw:modifiers="-5746.00760456274 8629.20224953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7.136cm" svg:height="0.962cm" svg:x="5.5cm" svg:y="7.1cm">
          <draw:text-box>
            <text:p>AFEGIR UN ELEMENT</text:p>
          </draw:text-box>
        </draw:frame>
        <draw:frame draw:style-name="gr1" xml:id="id2" draw:id="id2" draw:layer="layout" svg:width="1.488cm" svg:height="0.962cm" svg:x="2.101cm" svg:y="8.801cm">
          <draw:text-box>
            <text:p>col </text:p>
          </draw:text-box>
        </draw:frame>
        <draw:connector draw:style-name="gr2" draw:text-style-name="P1" draw:layer="layout" draw:type="line" svg:x1="3.589cm" svg:y1="9.282cm" svg:x2="4.597cm" svg:y2="9.307cm" draw:start-shape="id2" draw:start-glue-point="1" svg:d="M3589 9282l1008 25" svg:viewBox="0 0 1009 26">
          <text:p/>
        </draw:connector>
        <draw:custom-shape draw:style-name="gr5" draw:text-style-name="P1" draw:layer="layout" svg:width="6.3cm" svg:height="2.9cm" svg:x="13.2cm" svg:y="8.6cm">
          <text:p text:style-name="P1">1) Array original amb <text:s/>algun espai buit, on afegir el valor 5</text:p>
          <draw:enhanced-geometry svg:viewBox="0 0 21600 21600" draw:text-areas="800 800 20800 20800" draw:type="round-rectangular-callout" draw:modifiers="-6969.1794953182 4914.16752843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xml:id="id3" draw:id="id3" draw:layer="layout" svg:width="1.7cm" svg:height="0.962cm" svg:x="2.102cm" svg:y="13.492cm">
          <draw:text-box>
            <text:p>cal </text:p>
          </draw:text-box>
        </draw:frame>
        <draw:custom-shape draw:style-name="gr7" draw:text-style-name="P1" xml:id="id4" draw:id="id4" draw:layer="layout" svg:width="1.199cm" svg:height="1.3cm" svg:x="4.597cm" svg:y="13.348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2" draw:text-style-name="P1" draw:layer="layout" draw:type="line" svg:x1="3.802cm" svg:y1="13.973cm" svg:x2="4.598cm" svg:y2="13.998cm" draw:start-shape="id3" draw:start-glue-point="1" draw:end-shape="id4" draw:end-glue-point="3" svg:d="M3802 13973l796 25" svg:viewBox="0 0 797 26">
          <text:p/>
        </draw:connector>
        <draw:custom-shape draw:style-name="gr8" draw:text-style-name="P1" draw:layer="layout" svg:width="6.5cm" svg:height="3.592cm" svg:x="13.5cm" svg:y="12.9cm">
          <text:p text:style-name="P1">2) Cal cercar una posició marcada com a buida</text:p>
          <draw:enhanced-geometry svg:viewBox="0 0 21600 21600" draw:text-areas="800 800 20800 20800" draw:type="round-rectangular-callout" draw:modifiers="-8399.44623904015 6318.28555524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199cm" svg:height="1.3cm" svg:x="5.898cm" svg:y="13.348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199cm" svg:y="13.348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8" draw:id="id8" draw:layer="layout" svg:width="1.199cm" svg:height="1.3cm" svg:x="8.5cm" svg:y="13.348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frame draw:style-name="gr6" xml:id="id5" draw:id="id5" draw:layer="layout" svg:width="1.7cm" svg:height="0.962cm" svg:x="2.103cm" svg:y="18.093cm">
          <draw:text-box>
            <text:p>aux </text:p>
          </draw:text-box>
        </draw:frame>
        <draw:custom-shape draw:style-name="gr7" draw:text-style-name="P1" xml:id="id6" draw:id="id6" draw:layer="layout" svg:width="1.199cm" svg:height="1.3cm" svg:x="4.598cm" svg:y="17.949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2" draw:text-style-name="P1" draw:layer="layout" draw:type="line" svg:x1="3.803cm" svg:y1="18.574cm" svg:x2="4.599cm" svg:y2="18.599cm" draw:start-shape="id5" draw:start-glue-point="1" draw:end-shape="id6" draw:end-glue-point="3" svg:d="M3803 18574l796 25" svg:viewBox="0 0 797 26">
          <text:p/>
        </draw:connector>
        <draw:custom-shape draw:style-name="gr9" draw:text-style-name="P1" draw:layer="layout" svg:width="7.9cm" svg:height="2.9cm" svg:x="12cm" svg:y="17cm">
          <text:p text:style-name="P1">3) I inserir el valor a la posició buida trobada</text:p>
          <draw:enhanced-geometry svg:viewBox="0 0 21600 21600" draw:text-areas="800 800 20800 20800" draw:type="round-rectangular-callout" draw:modifiers="-2810.37843310973 13097.0010341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199cm" svg:height="1.3cm" svg:x="5.899cm" svg:y="17.949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2cm" svg:y="17.949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10" draw:id="id10" draw:layer="layout" svg:width="1.199cm" svg:height="1.3cm" svg:x="8.501cm" svg:y="17.949cm">
          <text:p text:style-name="P1">5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4.597cm" svg:y="2.07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5.898cm" svg:y="2.07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199cm" svg:y="2.07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8.5cm" svg:y="2.07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4.598cm" svg:y="8.749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5.899cm" svg:y="8.749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2cm" svg:y="8.749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8.501cm" svg:y="8.749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9.801cm" svg:y="2.07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9.802cm" svg:y="8.749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frame draw:style-name="gr6" xml:id="id7" draw:id="id7" draw:layer="layout" svg:width="4.469cm" svg:height="0.962cm" svg:x="6.031cm" svg:y="10.9cm">
          <draw:text-box>
            <text:p>PosBuida = 3 </text:p>
          </draw:text-box>
        </draw:frame>
        <draw:custom-shape draw:style-name="gr7" draw:text-style-name="P1" draw:layer="layout" svg:width="1.199cm" svg:height="1.3cm" svg:x="9.801cm" svg:y="13.348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connector draw:style-name="gr10" draw:text-style-name="P1" draw:layer="layout" draw:type="line" svg:x1="8.265cm" svg:y1="11.862cm" svg:x2="9.1cm" svg:y2="13.348cm" draw:start-shape="id7" draw:start-glue-point="2" draw:end-shape="id8" draw:end-glue-point="0" svg:d="M8265 11862l835 1486" svg:viewBox="0 0 836 1487">
          <text:p/>
        </draw:connector>
        <draw:custom-shape draw:style-name="gr7" draw:text-style-name="P1" draw:layer="layout" svg:width="1.199cm" svg:height="1.3cm" svg:x="9.802cm" svg:y="17.948cm">
          <text:p text:style-name="P1">-1</text:p>
          <draw:enhanced-geometry svg:viewBox="0 0 21600 21600" draw:mirror-horizontal="true" draw:type="rectangle" draw:enhanced-path="M 0 0 L 21600 0 21600 21600 0 21600 0 0 Z N"/>
        </draw:custom-shape>
        <draw:frame draw:style-name="gr6" xml:id="id9" draw:id="id9" draw:layer="layout" svg:width="4.469cm" svg:height="0.962cm" svg:x="6.032cm" svg:y="15.9cm">
          <draw:text-box>
            <text:p>PosBuida = 3 </text:p>
          </draw:text-box>
        </draw:frame>
        <draw:connector draw:style-name="gr10" draw:text-style-name="P1" draw:layer="layout" draw:type="line" svg:x1="8.266cm" svg:y1="16.862cm" svg:x2="9.101cm" svg:y2="17.949cm" draw:start-shape="id9" draw:start-glue-point="2" draw:end-shape="id10" draw:end-glue-point="0" svg:d="M8266 16862l835 1087" svg:viewBox="0 0 836 10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 Bornas</meta:initial-creator>
    <meta:creation-date>2018-02-06T19:46:33.448668604</meta:creation-date>
    <dc:date>2018-02-06T20:45:49.159126498</dc:date>
    <dc:creator>Josep Bornas</dc:creator>
    <meta:editing-duration>PT17M14S</meta:editing-duration>
    <meta:editing-cycles>4</meta:editing-cycles>
    <meta:generator>LibreOffice/4.3.3.2$Linux_X86_64 LibreOffice_project/430m0$Build-2</meta:generator>
    <meta:document-statistic meta:object-count="37"/>
  </office:meta>
</office:document-meta>
</file>